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text-transform="uppercase" style:font-name="Arial" fo:font-size="16pt" fo:font-weight="bold" officeooo:paragraph-rsid="0015bdcf" style:font-size-asian="16pt" style:font-weight-asian="bold" style:font-name-complex="Arial"/>
    </style:style>
    <style:style style:name="P2" style:family="paragraph" style:parent-style-name="Standard">
      <style:paragraph-properties fo:line-height="150%"/>
      <style:text-properties officeooo:paragraph-rsid="0015bdcf"/>
    </style:style>
    <style:style style:name="P3" style:family="paragraph" style:parent-style-name="FYP-TOC1">
      <style:text-properties officeooo:paragraph-rsid="0015bdcf"/>
    </style:style>
    <style:style style:name="P4" style:family="paragraph" style:parent-style-name="FYP-Certificates">
      <style:text-properties officeooo:paragraph-rsid="0015bdcf"/>
    </style:style>
    <style:style style:name="P5" style:family="paragraph" style:parent-style-name="Standard" style:list-style-name="WW8Num9">
      <style:paragraph-properties fo:line-height="150%">
        <style:tab-stops>
          <style:tab-stop style:position="2in"/>
        </style:tab-stops>
      </style:paragraph-properties>
      <style:text-properties fo:color="#ffffff" fo:font-weight="normal" officeooo:rsid="001a3083" officeooo:paragraph-rsid="001a3083" style:font-weight-asian="normal" style:font-weight-complex="normal"/>
    </style:style>
    <style:style style:name="P6" style:family="paragraph" style:parent-style-name="Standard" style:list-style-name="WW8Num9">
      <style:paragraph-properties fo:line-height="150%">
        <style:tab-stops>
          <style:tab-stop style:position="2in"/>
        </style:tab-stops>
      </style:paragraph-properties>
      <style:text-properties fo:color="#ffffff" fo:font-weight="normal" officeooo:rsid="001a3083" officeooo:paragraph-rsid="001c15c7" style:font-weight-asian="normal" style:font-weight-complex="normal"/>
    </style:style>
    <style:style style:name="P7" style:family="paragraph" style:parent-style-name="Standard" style:list-style-name="WW8Num9">
      <style:paragraph-properties fo:line-height="150%">
        <style:tab-stops>
          <style:tab-stop style:position="2in"/>
        </style:tab-stops>
      </style:paragraph-properties>
      <style:text-properties fo:font-weight="normal" officeooo:rsid="001a3083" officeooo:paragraph-rsid="001a3083" style:font-weight-asian="normal" style:font-weight-complex="normal"/>
    </style:style>
    <style:style style:name="P8" style:family="paragraph" style:parent-style-name="Standard" style:list-style-name="WW8Num9">
      <style:paragraph-properties fo:line-height="150%">
        <style:tab-stops>
          <style:tab-stop style:position="2in"/>
        </style:tab-stops>
      </style:paragraph-properties>
      <style:text-properties fo:font-weight="normal" officeooo:rsid="001c15c7" officeooo:paragraph-rsid="001c15c7" style:font-weight-asian="normal" style:font-weight-complex="normal"/>
    </style:style>
    <style:style style:name="P9" style:family="paragraph" style:parent-style-name="Standard" style:list-style-name="WW8Num9">
      <style:paragraph-properties fo:line-height="150%">
        <style:tab-stops>
          <style:tab-stop style:position="2in"/>
        </style:tab-stops>
      </style:paragraph-properties>
      <style:text-properties fo:font-weight="normal" officeooo:rsid="001d68ea" officeooo:paragraph-rsid="001d68ea" style:font-weight-asian="normal" style:font-weight-complex="normal"/>
    </style:style>
    <style:style style:name="P10" style:family="paragraph" style:parent-style-name="Standard">
      <style:paragraph-properties fo:line-height="150%">
        <style:tab-stops>
          <style:tab-stop style:position="2in"/>
        </style:tab-stops>
      </style:paragraph-properties>
      <style:text-properties fo:font-weight="normal" officeooo:rsid="001d68ea" officeooo:paragraph-rsid="001d68ea" style:font-weight-asian="normal" style:font-weight-complex="normal"/>
    </style:style>
    <style:style style:name="P11" style:family="paragraph" style:parent-style-name="Standard" style:list-style-name="WW8Num9">
      <style:paragraph-properties fo:margin-left="2in" fo:margin-right="0in" fo:line-height="150%" fo:text-indent="-0.5in" style:auto-text-indent="false">
        <style:tab-stops>
          <style:tab-stop style:position="2in"/>
        </style:tab-stops>
      </style:paragraph-properties>
      <style:text-properties officeooo:paragraph-rsid="0015bdcf"/>
    </style:style>
    <style:style style:name="P12" style:family="paragraph" style:parent-style-name="Standard" style:list-style-name="WW8Num9">
      <style:paragraph-properties fo:margin-left="2in" fo:margin-right="0in" fo:line-height="150%" fo:text-indent="-0.5in" style:auto-text-indent="false">
        <style:tab-stops>
          <style:tab-stop style:position="2in"/>
        </style:tab-stops>
      </style:paragraph-properties>
      <style:text-properties officeooo:rsid="00182857" officeooo:paragraph-rsid="001a0083"/>
    </style:style>
    <style:style style:name="P13" style:family="paragraph" style:parent-style-name="Standard" style:list-style-name="WW8Num9">
      <style:paragraph-properties fo:margin-left="0in" fo:margin-right="0in" fo:line-height="150%" fo:text-indent="0in" style:auto-text-indent="false">
        <style:tab-stops>
          <style:tab-stop style:position="2in"/>
        </style:tab-stops>
      </style:paragraph-properties>
      <style:text-properties fo:font-weight="bold" officeooo:rsid="00182857" officeooo:paragraph-rsid="001a0083" style:font-weight-asian="bold" style:font-weight-complex="bold"/>
    </style:style>
    <style:style style:name="P14" style:family="paragraph" style:parent-style-name="Standard" style:list-style-name="WW8Num9">
      <style:paragraph-properties fo:margin-left="0in" fo:margin-right="0in" fo:line-height="150%" fo:text-indent="0in" style:auto-text-indent="false">
        <style:tab-stops>
          <style:tab-stop style:position="2in"/>
        </style:tab-stops>
      </style:paragraph-properties>
      <style:text-properties fo:font-weight="bold" officeooo:rsid="00182857" officeooo:paragraph-rsid="001bf691" style:font-weight-asian="bold" style:font-weight-complex="bold"/>
    </style:style>
    <style:style style:name="P15" style:family="paragraph" style:parent-style-name="FYP-TOC2">
      <style:text-properties officeooo:paragraph-rsid="0015bdcf"/>
    </style:style>
    <style:style style:name="P16" style:family="paragraph" style:parent-style-name="FYP-TOC2">
      <style:text-properties officeooo:rsid="0015bdcf" officeooo:paragraph-rsid="0015bdcf"/>
    </style:style>
    <style:style style:name="P17" style:family="paragraph" style:parent-style-name="FYP-TOC2">
      <style:text-properties officeooo:rsid="0023c673" officeooo:paragraph-rsid="0023c673"/>
    </style:style>
    <style:style style:name="P18" style:family="paragraph" style:parent-style-name="FYP-TOC2">
      <style:text-properties officeooo:rsid="00166c24" officeooo:paragraph-rsid="00166c24"/>
    </style:style>
    <style:style style:name="T1" style:family="text">
      <style:text-properties officeooo:rsid="0015bdcf"/>
    </style:style>
    <style:style style:name="T2" style:family="text">
      <style:text-properties officeooo:rsid="00182857"/>
    </style:style>
    <style:style style:name="T3" style:family="text">
      <style:text-properties officeooo:rsid="001a0083"/>
    </style:style>
    <style:style style:name="T4" style:family="text">
      <style:text-properties officeooo:rsid="001bf691"/>
    </style:style>
    <style:style style:name="T5" style:family="text">
      <style:text-properties officeooo:rsid="001d68ea"/>
    </style:style>
    <style:style style:name="T6" style:family="text">
      <style:text-properties officeooo:rsid="001f92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ents</text:p>
      <text:p text:style-name="P1"/>
      <text:p text:style-name="P3">Chapter <text:s/>1<text:tab/><text:span text:style-name="T1">Introduction</text:span><text:tab/><text:tab/><text:tab/><text:tab/><text:tab/><text:tab/><text:tab/></text:p>
      <text:p text:style-name="P2"><text:tab/><text:tab/><text:tab/><text:tab/></text:p>
      <text:list xml:id="list8221438755163648875" text:style-name="WW8Num9">
        <text:list-item>
          <text:list>
            <text:list-item>
              <text:p text:style-name="P15">Overview <text:tab/><text:tab/><text:tab/><text:tab/><text:tab/><text:tab/><text:tab/><text:tab/>2</text:p>
            </text:list-item>
            <text:list-item>
              <text:p text:style-name="P15">Objective <text:span text:style-name="T6">and Scope</text:span></text:p>
            </text:list-item>
            <text:list-item>
              <text:p text:style-name="P16">Hardware</text:p>
              <text:list>
                <text:list-item>
                  <text:p text:style-name="P16">Raspberry-Pi</text:p>
                  <text:list>
                    <text:list-item>
                      <text:p text:style-name="P16">General Purpose Input Output Pins </text:p>
                    </text:list-item>
                  </text:list>
                </text:list-item>
                <text:list-item>
                  <text:p text:style-name="P17">Micro-Controllers</text:p>
                  <text:list>
                    <text:list-item>
                      <text:p text:style-name="P17">Arduino</text:p>
                    </text:list-item>
                  </text:list>
                </text:list-item>
                <text:list-item>
                  <text:p text:style-name="P16">Sensors</text:p>
                </text:list-item>
              </text:list>
            </text:list-item>
            <text:list-item>
              <text:p text:style-name="P16">Python Time Series</text:p>
              <text:list>
                <text:list-item>
                  <text:p text:style-name="P18">Data Stationarity</text:p>
                </text:list-item>
                <text:list-item>
                  <text:p text:style-name="P18">Seasonal Decompose</text:p>
                </text:list-item>
                <text:list-item>
                  <text:p text:style-name="P18">Estimation</text:p>
                </text:list-item>
                <text:list-item>
                  <text:p text:style-name="P18">Interception</text:p>
                </text:list-item>
              </text:list>
            </text:list-item>
            <text:list-item>
              <text:p text:style-name="P15"><text:span text:style-name="T2">Web UI</text:span> <text:s text:c="5"/><text:tab/><text:tab/><text:tab/><text:tab/><text:tab/>11</text:p>
              <text:list>
                <text:list-item>
                  <text:p text:style-name="P11"><text:span text:style-name="T2">Data Visualization</text:span> <text:tab/><text:tab/><text:tab/><text:tab/><text:tab/><text:tab/>13</text:p>
                </text:list-item>
                <text:list-item>
                  <text:p text:style-name="P11"><text:span text:style-name="T2">Report Generation</text:span> <text:tab/><text:tab/><text:tab/><text:tab/><text:tab/><text:tab/>13</text:p>
                </text:list-item>
                <text:list-item>
                  <text:p text:style-name="P12">Bill generation</text:p>
                  <text:p text:style-name="P13">Chapter <text:s/><text:span text:style-name="T3">2 <text:s text:c="3"/>User Interaction and Scenario</text:span></text:p>
                </text:list-item>
              </text:list>
            </text:list-item>
          </text:list>
        </text:list-item>
        <text:list-item>
          <text:p text:style-name="P5">Control</text:p>
          <text:list>
            <text:list-item>
              <text:p text:style-name="P7">Assumptions</text:p>
            </text:list-item>
            <text:list-item>
              <text:p text:style-name="P7">Simplifications</text:p>
            </text:list-item>
            <text:list-item>
              <text:p text:style-name="P7">Limitations</text:p>
            </text:list-item>
            <text:list-item>
              <text:p text:style-name="P7">Constraints</text:p>
            </text:list-item>
            <text:list-item>
              <text:p text:style-name="P7">Preferences</text:p>
            </text:list-item>
            <text:list-item>
              <text:p text:style-name="P7">User Interfaces</text:p>
            </text:list-item>
            <text:list-item>
              <text:p text:style-name="P7">Estimate Injection</text:p>
            </text:list-item>
            <text:list-item>
              <text:p text:style-name="P7">Reports and Bill Generation</text:p>
              <text:list>
                <text:list-header>
                  <text:p text:style-name="P14">Chapter <text:s/><text:span text:style-name="T4">3 <text:s text:c="3"/>The System</text:span></text:p>
                </text:list-header>
              </text:list>
            </text:list-item>
          </text:list>
        </text:list-item>
        <text:list-item>
          <text:p text:style-name="P6">Cont</text:p>
          <text:list>
            <text:list-item>
              <text:p text:style-name="P8">Architectural Mode<text:span text:style-name="T5">l</text:span></text:p>
              <text:list>
                <text:list-item>
                  <text:p text:style-name="P8">Web GUI</text:p>
                </text:list-item>
                <text:list-item>
                  <text:p text:style-name="P8"><text:soft-page-break/>Time Series</text:p>
                </text:list-item>
                <text:list-item>
                  <text:p text:style-name="P8">Data Description</text:p>
                  <text:list>
                    <text:list-item>
                      <text:p text:style-name="P8">Data Acquisition</text:p>
                    </text:list-item>
                    <text:list-item>
                      <text:p text:style-name="P8">Data Flow</text:p>
                    </text:list-item>
                    <text:list-item>
                      <text:p text:style-name="P8">Data Generation</text:p>
                    </text:list-item>
                  </text:list>
                </text:list-item>
                <text:list-item>
                  <text:p text:style-name="P9">Subsystem interconnection </text:p>
                </text:list-item>
              </text:list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YP-Certificates" style:family="paragraph" style:parent-style-name="Standard">
      <style:paragraph-properties fo:margin-top="0in" fo:margin-bottom="0.0417in" loext:contextual-spacing="false" fo:padding-left="0in" fo:padding-right="0in" fo:padding-top="0in" fo:padding-bottom="0.0138in" fo:border-left="none" fo:border-right="none" fo:border-top="none" fo:border-bottom="0.51pt solid #000000"/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Contents_20_1" style:display-name="Contents 1" style:family="paragraph" style:parent-style-name="Standard" style:next-style-name="Standard" style:class="index"/>
    <style:style style:name="FYP-TOC1" style:family="paragraph" style:parent-style-name="Contents_20_1" style:next-style-name="Contents_20_2">
      <style:paragraph-properties fo:line-height="150%"/>
      <style:text-properties fo:font-weight="bold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FYP-TOC2" style:family="paragraph" style:parent-style-name="Contents_20_2" style:list-style-name="WW8Num9">
      <style:paragraph-properties fo:line-height="150%"/>
    </style:style>
    <style:style style:name="WW8Num9z0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4.75in" fo:text-indent="-0.75in" fo:margin-left="4.75in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5.75in" fo:text-indent="-0.75in" fo:margin-left="5.75in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7in" fo:text-indent="-1in" fo:margin-left="7in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8in" fo:text-indent="-1in" fo:margin-left="8in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9.25in" fo:text-indent="-1.25in" fo:margin-left="9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dger </meta:initial-creator>
    <meta:creation-date>2016-11-01T20:00:15.557797092</meta:creation-date>
    <dc:date>2016-11-05T02:23:54.130767789</dc:date>
    <dc:creator>Grudger </dc:creator>
    <meta:editing-duration>PT11H5M36S</meta:editing-duration>
    <meta:editing-cycles>14</meta:editing-cycles>
    <meta:generator>LibreOffice/5.0.3.2$Linux_X86_64 LibreOffice_project/00m0$Build-2</meta:generator>
    <meta:document-statistic meta:table-count="0" meta:image-count="0" meta:object-count="0" meta:page-count="2" meta:paragraph-count="40" meta:word-count="115" meta:character-count="791" meta:non-whitespace-character-count="698"/>
  </office:meta>
</office:document-meta>
</file>